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49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 style:data-style-name="N49">
      <style:table-cell-properties fo:border="0.74pt solid #000000"/>
    </style:style>
    <style:style style:name="ce5" style:family="table-cell" style:parent-style-name="Default" style:data-style-name="N49"/>
    <style:style style:name="ce6" style:family="table-cell" style:parent-style-name="Default">
      <style:table-cell-properties fo:border="0.74pt solid #000000"/>
      <style:text-properties style:font-name="Liberation Serif" fo:font-size="11pt" style:font-name-asian="DejaVu Sans" style:font-size-asian="11pt" style:font-name-complex="Noto Sans Arabic UI" style:font-size-complex="11pt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Default"/>
        <table:table-column table:style-name="co1" table:number-columns-repeated="16381" table:default-cell-style-name="Default"/>
        <table:table-row table:style-name="ro1">
          <table:table-cell table:style-name="ce1" office:value-type="string" calcext:value-type="string">
            <text:p>Bank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Issue</text:p>
          </table:table-cell>
          <table:table-cell table:style-name="ce7" office:value-type="string" calcext:value-type="string">
            <text:p>Url</text:p>
          </table:table-cell>
          <table:table-cell table:style-name="ce7" table:number-columns-repeated="16380"/>
        </table:table-row>
        <table:table-row table:style-name="ro2">
          <table:table-cell table:style-name="ce2" office:value-type="string" calcext:value-type="string">
            <text:p>Westpac</text:p>
          </table:table-cell>
          <table:table-cell table:style-name="ce4" office:value-type="date" office:date-value="2025-08-25" calcext:value-type="date">
            <text:p>2025-08-25</text:p>
          </table:table-cell>
          <table:table-cell table:style-name="ce6" office:value-type="string" calcext:value-type="string">
            <text:p>Commission files proceedings against Westpac for alleged CCCFA breaches</text:p>
          </table:table-cell>
          <table:table-cell office:value-type="string" calcext:value-type="string">
            <text:p><text:a xlink:href="https://comcom.govt.nz/news-and-media/news-and-events/2025/commission-files-proceedings-against-westpac-for-alleged-cccfa-breaches" xlink:type="simple">https://comcom.govt.nz/news-and-media/news-and-events/2025/commission-files-proceedings-against-westpac-for-alleged-cccfa-breaches</text:a>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Westpac</text:p>
          </table:table-cell>
          <table:table-cell table:style-name="ce4" office:value-type="date" office:date-value="2020-02-11" calcext:value-type="date">
            <text:p>2020-02-11</text:p>
          </table:table-cell>
          <table:table-cell table:style-name="ce2" office:value-type="string" calcext:value-type="string">
            <text:p>Westpac admits disclosure breach and agrees to pay customers $3.7 million</text:p>
          </table:table-cell>
          <table:table-cell office:value-type="string" calcext:value-type="string">
            <text:p><text:a xlink:href="https://comcom.govt.nz/news-and-media/news-and-events/2020/westpac-admits-disclosure-breach-and-agrees-to-pay-customers-$3.7-million" xlink:type="simple">https://comcom.govt.nz/news-and-media/news-and-events/2020/westpac-admits-disclosure-breach-and-agrees-to-pay-customers-$3.7-million</text:a>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Westpac</text:p>
          </table:table-cell>
          <table:table-cell table:style-name="ce4" office:value-type="date" office:date-value="2019-08-06" calcext:value-type="date">
            <text:p>2019-08-06</text:p>
          </table:table-cell>
          <table:table-cell table:style-name="ce2" office:value-type="string" calcext:value-type="string">
            <text:p>Westpac refunding $7 million to affected customers for incorrect fees</text:p>
          </table:table-cell>
          <table:table-cell office:value-type="string" calcext:value-type="string">
            <text:p><text:a xlink:href="https://comcom.govt.nz/news-and-media/news-and-events/2019/westpac-refunding-$7-million-to-affected-customers-for-incorrect-fees" xlink:type="simple">https://comcom.govt.nz/news-and-media/news-and-events/2019/westpac-refunding-$7-million-to-affected-customers-for-incorrect-fees</text:a>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Westpac</text:p>
          </table:table-cell>
          <table:table-cell table:style-name="ce4" office:value-type="date" office:date-value="2019-07-11" calcext:value-type="date">
            <text:p>2019-07-11</text:p>
          </table:table-cell>
          <table:table-cell table:style-name="ce2" office:value-type="string" calcext:value-type="string">
            <text:p>Commission files proceedings against Westpac</text:p>
          </table:table-cell>
          <table:table-cell office:value-type="string" calcext:value-type="string">
            <text:p><text:a xlink:href="https://comcom.govt.nz/news-and-media/news-and-events/2019/commission-files-proceedings-against-westpac" xlink:type="simple">https://comcom.govt.nz/news-and-media/news-and-events/2019/commission-files-proceedings-against-westpac</text:a>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Westpac</text:p>
          </table:table-cell>
          <table:table-cell table:style-name="ce4" office:value-type="date" office:date-value="2016-02-16" calcext:value-type="date">
            <text:p>2016-02-16</text:p>
          </table:table-cell>
          <table:table-cell table:style-name="ce2" office:value-type="string" calcext:value-type="string">
            <text:p>Westpac to compensate customers $4m over debit card fees</text:p>
          </table:table-cell>
          <table:table-cell office:value-type="string" calcext:value-type="string">
            <text:p><text:a xlink:href="https://comcom.govt.nz/news-and-media/news-and-events/2016/westpac-to-compensate-customers-$4m-over-debit-card-fees" xlink:type="simple">https://comcom.govt.nz/news-and-media/news-and-events/2016/westpac-to-compensate-customers-$4m-over-debit-card-fees</text:a>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Kiwibank</text:p>
          </table:table-cell>
          <table:table-cell table:style-name="ce4" office:value-type="date" office:date-value="2024-11-27" calcext:value-type="date">
            <text:p>2024-11-27</text:p>
          </table:table-cell>
          <table:table-cell table:style-name="ce2" office:value-type="string" calcext:value-type="string">
            <text:p>Systemic breaches of consumer law lead to $1.5million fine for Kiwibank</text:p>
          </table:table-cell>
          <table:table-cell office:value-type="string" calcext:value-type="string">
            <text:p><text:a xlink:href="https://comcom.govt.nz/news-and-media/news-and-events/2024/systemic-breaches-of-consumer-law-lead-to-$1.5million-fine-for-kiwibank" xlink:type="simple">https://comcom.govt.nz/news-and-media/news-and-events/2024/systemic-breaches-of-consumer-law-lead-to-$1.5million-fine-for-kiwibank</text:a>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Kiwibank</text:p>
          </table:table-cell>
          <table:table-cell table:style-name="ce4" office:value-type="date" office:date-value="2024-06-11" calcext:value-type="date">
            <text:p>2024-06-11</text:p>
          </table:table-cell>
          <table:table-cell table:style-name="ce2" office:value-type="string" calcext:value-type="string">
            <text:p>Kiwibank faces criminal charges following issues that caused over $7m in overcharges</text:p>
          </table:table-cell>
          <table:table-cell office:value-type="string" calcext:value-type="string">
            <text:p><text:a xlink:href="https://comcom.govt.nz/news-and-media/news-and-events/2024/kiwibank-faces-criminal-charges-following-issues-that-caused-over-$7m-in-overcharges" xlink:type="simple">https://comcom.govt.nz/news-and-media/news-and-events/2024/kiwibank-faces-criminal-charges-following-issues-that-caused-over-$7m-in-overcharges</text:a>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Kiwibank</text:p>
          </table:table-cell>
          <table:table-cell table:style-name="ce4" office:value-type="date" office:date-value="2020-09-24" calcext:value-type="date">
            <text:p>2020-09-24</text:p>
          </table:table-cell>
          <table:table-cell table:style-name="ce2" office:value-type="string" calcext:value-type="string">
            <text:p>Kiwibank admits system failures and agrees to pay customers $5.2 millio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Z</text:p>
          </table:table-cell>
          <table:table-cell table:style-name="ce4" office:value-type="date" office:date-value="2020-03-02" calcext:value-type="date">
            <text:p>2020-03-02</text:p>
          </table:table-cell>
          <table:table-cell table:style-name="ce2" office:value-type="string" calcext:value-type="string">
            <text:p>Commission obtains a further $29.4 million for ANZ customers after responsible lending breach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SB</text:p>
          </table:table-cell>
          <table:table-cell table:style-name="ce4" office:value-type="date" office:date-value="2021-06-17" calcext:value-type="date">
            <text:p>2021-06-17</text:p>
          </table:table-cell>
          <table:table-cell table:style-name="ce2" office:value-type="string" calcext:value-type="string">
            <text:p>ASB to repay customers nearly $9million following Commission warning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SB</text:p>
          </table:table-cell>
          <table:table-cell table:style-name="ce4" office:value-type="date" office:date-value="2021-05-04" calcext:value-type="date">
            <text:p>2021-05-04</text:p>
          </table:table-cell>
          <table:table-cell table:style-name="ce2" office:value-type="string" calcext:value-type="string">
            <text:p>ASB admits responsible lending failures and agrees to pay customers $8.1m following a Commission investigatio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SB</text:p>
          </table:table-cell>
          <table:table-cell table:style-name="ce4" office:value-type="date" office:date-value="2024-08-27" calcext:value-type="date">
            <text:p>2024-08-27</text:p>
          </table:table-cell>
          <table:table-cell table:style-name="ce2" office:value-type="string" calcext:value-type="string">
            <text:p>Court confirms TSB charged over $3 million in “unreasonable” fee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NZ</text:p>
          </table:table-cell>
          <table:table-cell table:style-name="ce4"/>
          <table:table-cell table:style-name="ce2" office:value-type="string" calcext:value-type="string">
            <text:p>nothing of not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o-operative bank\PSIS</text:p>
          </table:table-cell>
          <table:table-cell table:style-name="ce4"/>
          <table:table-cell table:style-name="ce2" office:value-type="string" calcext:value-type="string">
            <text:p>nothing found</text:p>
          </table:table-cell>
          <table:table-cell table:number-columns-repeated="16381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NZ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en" number:transliteration-country="NZ">
      <number:number number:decimal-places="0" number:min-decimal-places="0" number:min-integer-digits="1"/>
    </number:number-style>
    <number:number-style style:name="N109" loext:transliteration-spellout="capitalize cardinal" number:transliteration-language="en" number:transliteration-country="NZ">
      <number:number number:decimal-places="0" number:min-decimal-places="0" number:min-integer-digits="1"/>
    </number:number-style>
    <number:number-style style:name="N110" loext:transliteration-spellout="title cardinal" number:transliteration-language="en" number:transliteration-country="NZ">
      <number:number number:decimal-places="0" number:min-decimal-places="0" number:min-integer-digits="1"/>
    </number:number-style>
    <number:number-style style:name="N111" loext:transliteration-spellout="upper cardinal" number:transliteration-language="en" number:transliteration-country="NZ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en" number:transliteration-country="NZ">
      <number:number number:decimal-places="0" number:min-decimal-places="0" number:min-integer-digits="1"/>
    </number:number-style>
    <number:number-style style:name="N116" loext:transliteration-spellout="title USD" number:transliteration-language="en" number:transliteration-country="NZ">
      <number:number number:decimal-places="2" number:min-decimal-places="2" number:min-integer-digits="1"/>
    </number:number-style>
    <number:number-style style:name="N117" loext:transliteration-spellout="upper USD" number:transliteration-language="en" number:transliteration-country="NZ">
      <number:number number:decimal-places="0" number:min-decimal-places="0" number:min-integer-digits="1"/>
    </number:number-style>
    <number:number-style style:name="N118" loext:transliteration-spellout="upper USD" number:transliteration-language="en" number:transliteration-country="NZ">
      <number:number number:decimal-places="2" number:min-decimal-places="2" number:min-integer-digits="1"/>
    </number:number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 style:data-style-name="N2" text:time-value="07:35:29.570718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18T08:29:47.663046053</meta:creation-date>
    <meta:generator>LibreOffice/24.8.7.2$Linux_X86_64 LibreOffice_project/480$Build-2</meta:generator>
    <dc:date>2025-08-28T08:36:04.588283873</dc:date>
    <meta:editing-duration>PT26M53S</meta:editing-duration>
    <meta:editing-cycles>18</meta:editing-cycles>
    <meta:document-statistic meta:table-count="2" meta:cell-count="51" meta:object-count="0"/>
  </office:meta>
</office:document-meta>
</file>